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/>
      <style:text-properties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Factors Contributing to Unemployment for Persons With Disabilitie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mes Byron and Brady Goldman</text:p>
              </text:list-item>
              <text:list-item>
                <text:p><text:a xlink:href="mailto:jbyron@ucsc.edu" xlink:type="simple">jbyron@ucsc.edu</text:a> and <text:a xlink:href="mailto:btgoldma@ucsc.edu" xlink:type="simple">btgoldma@ucsc.edu</text:a></text:p>
              </text:list-item>
              <text:list-item>
                <text:p>Leading Question:</text:p>
                <text:p>“What are the factors contributing to unemployment for persons with disabilities?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Data Sources</text:span></text:p>
          </draw:text-box>
        </draw:frame>
        <draw:frame presentation:style-name="pr2" draw:text-style-name="P5" draw:layer="layout" svg:width="25.199cm" svg:height="12.179cm" svg:x="1.979cm" svg:y="5.093cm" presentation:class="outline" presentation:user-transformed="true">
          <draw:text-box>
            <text:p text:style-name="P4"><text:span text:style-name="T3"/></text:p>
            <text:list text:style-name="L2">
              <text:list-item>
                <text:p><text:span text:style-name="T4">Employment of Persons With Disabilities in the United States, </text:span><text:span text:style-name="T4">2008-2015. Institute on Employment and Disability,</text:span><text:span text:style-name="T5">Cornell </text:span><text:span text:style-name="T5">University: </text:span><text:span text:style-name="T5"><text:a xlink:href="http://disabilitystatistics.org/reports/acs.cfm?statistic=2" xlink:type="simple">http://disabilitystatistics.org/reports/acs.cfm?statistic=2</text:a></text:span></text:p>
                <text:list>
                  <text:list-item>
                    <text:p><text:span text:style-name="T5">Unemployment Rate by state</text:span></text:p>
                  </text:list-item>
                  <text:list-item>
                    <text:p><text:span text:style-name="T5">Unemployment Rate by year</text:span></text:p>
                  </text:list-item>
                </text:list>
              </text:list-item>
              <text:list-item>
                <text:p><text:span text:style-name="T4">Economic Picture of the Disability Community Project, 2012</text:span><text:span text:style-name="T6">. <text:s/></text:span><text:span text:style-name="T6">United States Department of Labor, BLS: </text:span><text:span text:style-name="T6"><text:a xlink:href="https://www.dol.gov/odep/xls/DisabilityOccupationalProjections2012-2022.xls" xlink:type="simple">https://www.dol.gov/odep/xls/DisabilityOccupationalProjections2012-2022.xls</text:a></text:span></text:p>
                <text:list>
                  <text:list-item>
                    <text:p><text:span text:style-name="T6">(Un)employment of persons with/without disability by..</text:span></text:p>
                    <text:list>
                      <text:list-item>
                        <text:p><text:span text:style-name="T6">Industry, location, age, sex, race, educational attainment</text:span></text:p>
                      </text:list-item>
                    </text:list>
                  </text:list-item>
                  <text:list-item>
                    <text:p><text:span text:style-name="T6">(Un)employment projections by industry</text:span></text:p>
                  </text:list-item>
                </text:list>
              </text:list-item>
            </text:list>
            <text:p text:style-name="P4"><text:span text:style-name="T7"/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sualiz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isability Statistics from the American Community Survey (ACS): Employment Rate 2008-2015</text:span><text:span text:style-name="T6">. Cornell University. </text:span><text:span text:style-name="T6"><text:a xlink:href="http://disabilitystatistics.org/reports/acs.cfm?statistic=2" xlink:type="simple">http://disabilitystatistics.org/reports/acs.cfm?statistic=2</text:a></text:span></text:p>
                <text:list>
                  <text:list-item>
                    <text:p><text:span text:style-name="T6">US State map of unemployment by</text:span></text:p>
                    <text:list>
                      <text:list-item>
                        <text:p><text:span text:style-name="T6">Disability status, sex, race, age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2016 Disability Statistics Annual Report</text:span><text:span text:style-name="T6">. Institute on Disability/UCED. </text:span><text:span text:style-name="T6"><text:a xlink:href="https://disabilitycompendium.org/sites/default/files/user-uploads/2016_AnnualReport.pdf" xlink:type="simple">https://disabilitycompendium.org/sites/default/files/user-uploads/2016_AnnualReport.pdf</text:a></text:span></text:p>
                <text:list>
                  <text:list-item>
                    <text:p><text:span text:style-name="T6">Prevalence of disability</text:span></text:p>
                  </text:list-item>
                </text:list>
              </text:list-item>
              <text:list-item>
                <text:p><text:span text:style-name="T4">The Disability Employment Puzzle: A Field Experiment on Employer Hiring Behavior, 2015</text:span><text:span text:style-name="T6">. National Bureau of Economic Research. </text:span><text:span text:style-name="T6"><text:a xlink:href="http://www.nber.org/papers/w21560.pdf" xlink:type="simple">http://www.nber.org/papers/w21560.pdf</text:a></text:span></text:p>
                <text:list>
                  <text:list-item>
                    <text:p><text:span text:style-name="T6">Ease of gaining employ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7:44:02.714838729</meta:creation-date>
    <dc:date>2017-03-01T23:06:08.569606931</dc:date>
    <meta:editing-duration>PT42M43S</meta:editing-duration>
    <meta:editing-cycles>8</meta:editing-cycles>
    <meta:generator>LibreOffice/5.1.6.2$Linux_X86_64 LibreOffice_project/10m0$Build-2</meta:generator>
    <meta:document-statistic meta:object-count="33"/>
  </office:meta>
</office:document-meta>
</file>